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2" style:family="paragraph" style:parent-style-name="Subtitle">
      <style:text-properties style:font-name="Georgia"/>
    </style:style>
    <style:style style:name="P3" style:family="paragraph" style:parent-style-name="Header">
      <style:text-properties officeooo:rsid="000c2c87" officeooo:paragraph-rsid="00024ab3"/>
    </style:style>
    <style:style style:name="P4" style:family="paragraph" style:parent-style-name="Text_20_body">
      <style:text-properties style:font-name="Georgia" officeooo:rsid="000d04d2" officeooo:paragraph-rsid="000d04d2"/>
    </style:style>
    <style:style style:name="P5" style:family="paragraph" style:parent-style-name="Text_20_body">
      <style:paragraph-properties fo:text-align="center" style:justify-single-word="false"/>
      <style:text-properties style:font-name="Georgia" officeooo:rsid="000d04d2" officeooo:paragraph-rsid="000d04d2"/>
    </style:style>
    <style:style style:name="P6" style:family="paragraph" style:parent-style-name="Title">
      <style:text-properties style:font-name="Georgia" officeooo:rsid="000d04d2" officeooo:paragraph-rsid="000d0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crets</text:p>
      <text:p text:style-name="P2">307</text:p>
      <text:p text:style-name="P5">by Kyle Eggleston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6-04-03T20:49:36.903658197">04/03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4-03T20:49:36.713247228</dc:date>
    <meta:editing-duration>PT27M14S</meta:editing-duration>
    <meta:editing-cycles>11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1" meta:paragraph-count="5" meta:word-count="15" meta:character-count="80" meta:non-whitespace-character-count="70"/>
  </office:meta>
</office:document-meta>
</file>